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n</mi>
        </mrow>
      </mstyle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=</mo>
        <mi/>
      </mrow>
      <mfrac>
        <mrow>
          <mrow>
            <msub>
              <mrow>
                <mstyle mathvariant="bold">
                  <mrow>
                    <mi>r</mi>
                  </mrow>
                </mstyle>
              </mrow>
              <mi>v</mi>
            </msub>
            <mo stretchy="false">×</mo>
            <msub>
              <mrow>
                <mstyle mathvariant="bold">
                  <mrow>
                    <mi>r</mi>
                  </mrow>
                </mstyle>
              </mrow>
              <mi>u</mi>
            </msub>
          </mrow>
        </mrow>
        <mrow>
          <mrow>
            <mo stretchy="false">∣</mo>
            <mrow>
              <mrow>
                <msub>
                  <mrow>
                    <mstyle mathvariant="bold">
                      <mrow>
                        <mi>r</mi>
                      </mrow>
                    </mstyle>
                  </mrow>
                  <mi>v</mi>
                </msub>
                <mo stretchy="false">×</mo>
                <msub>
                  <mrow>
                    <mstyle mathvariant="bold">
                      <mrow>
                        <mi>r</mi>
                      </mrow>
                    </mstyle>
                  </mrow>
                  <mi>u</mi>
                </msub>
              </mrow>
            </mrow>
            <mo stretchy="false">∣</mo>
          </mrow>
        </mrow>
      </mfrac>
    </mrow>
    <annotation encoding="StarMath 5.0">bold n ( bold r) `=` {{bold r} _v times {bold r} _u} over {lline {bold r} _v times {bold r} _u rline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3:44:49.335000000</meta:creation-date>
    <meta:generator>LibreOffice/4.1.4.2$Windows_x86 LibreOffice_project/0a0440ccc0227ad9829de5f46be37cfb6edcf72</meta:generator>
  </office:meta>
</office:document-meta>
</file>